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65cm" fo:min-width="12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65cm" fo:min-width="4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65cm" fo:min-width="4.30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2.95cm" fo:min-width="6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min-height="2.931cm" fo:min-width="8.10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min-height="2.95cm" fo:min-width="6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min-height="1.456cm" fo:min-width="20.80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left" draw:textarea-vertical-align="middle" draw:auto-grow-height="false" fo:min-height="1.456cm" fo:min-width="20.841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1.031cm" fo:min-width="2.6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75cm" fo:min-width="2.725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center" draw:textarea-vertical-align="middle" draw:auto-grow-height="false" fo:min-height="0.941cm" fo:min-width="5.70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25cm" fo:min-width="0.45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75cm" fo:min-width="3.863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601cm" fo:min-width="0.45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cm" fo:min-width="3.03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1cm" svg:height="2cm" svg:x="5.5cm" svg:y="17.7cm">
          <text:p text:style-name="P1"><text:span text:style-name="T1">Arduino Un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cm" svg:height="2cm" svg:x="21.6cm" svg:y="17.7cm">
          <text:p text:style-name="P1"><text:span text:style-name="T1">LC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cm" svg:height="2cm" svg:x="9.7cm" svg:y="2.8cm">
          <text:p text:style-name="P1">main.dats</text:p>
          <draw:enhanced-geometry svg:viewBox="0 0 21600 21600" draw:glue-points="10800 0 0 10800 10800 21600 21600 10800" draw:text-areas="0 0 21600 ?f11" draw:type="paper" draw:modifiers="18351.846561926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8.1cm" svg:height="4.4cm" svg:x="18cm" svg:y="1cm">
          <text:p text:style-name="P1">lcd.sats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5" draw:text-style-name="P1" draw:layer="layout" svg:width="8.7cm" svg:height="3.6cm" svg:x="17.9cm" svg:y="6.1cm">
          <text:p text:style-name="P1">lcd.dats</text:p>
          <draw:enhanced-geometry svg:viewBox="0 0 21600 21600" draw:glue-points="10800 0 0 10800 10800 21600 21600 10800" draw:text-areas="0 0 21600 ?f11" draw:type="paper" draw:modifiers="19554.4420181588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8.2cm" svg:height="4.4cm" svg:x="8.1cm" svg:y="5.5cm">
          <text:p text:style-name="P1">arduino.sats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7" draw:text-style-name="P1" draw:layer="layout" svg:width="21.6cm" svg:height="2cm" svg:x="5.5cm" svg:y="14cm">
          <text:p text:style-name="P1">avr-libc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1.635cm" svg:height="2cm" svg:x="5.465cm" svg:y="10.3cm">
          <text:p text:style-name="P1">avr-prelud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.3cm" svg:y1="16.8cm" svg:x2="28cm" svg:y2="16.8cm">
          <text:p/>
        </draw:line>
        <draw:frame draw:style-name="gr10" draw:text-style-name="P2" draw:layer="layout" svg:width="4.15cm" svg:height="1.431cm" svg:x="1.2cm" svg:y="17cm">
          <draw:text-box>
            <text:p text:style-name="P2">Hardware</text:p>
          </draw:text-box>
        </draw:frame>
        <draw:frame draw:style-name="gr10" draw:text-style-name="P2" draw:layer="layout" svg:width="1.068cm" svg:height="1.431cm" svg:x="1.173cm" svg:y="15.069cm">
          <draw:text-box>
            <text:p text:style-name="P2">C</text:p>
          </draw:text-box>
        </draw:frame>
        <draw:line draw:style-name="gr9" draw:text-style-name="P1" draw:layer="layout" svg:x1="1.326cm" svg:y1="13.126cm" svg:x2="28.026cm" svg:y2="13.126cm">
          <text:p/>
        </draw:line>
        <draw:frame draw:style-name="gr10" draw:text-style-name="P2" draw:layer="layout" svg:width="2.232cm" svg:height="1.431cm" svg:x="1.199cm" svg:y="11.395cm">
          <draw:text-box>
            <text:p text:style-name="P2">ATS</text:p>
          </draw:text-box>
        </draw:frame>
        <draw:custom-shape draw:style-name="gr11" draw:text-style-name="P1" draw:layer="layout" svg:width="3.433cm" svg:height="1.529cm" svg:x="14.9cm" svg:y="17.971cm">
          <text:p text:style-name="P1">GPI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3.8cm" svg:height="2.2cm" svg:x="18cm" svg:y="17.6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6.446cm" svg:height="1.429cm" svg:x="13.354cm" svg:y="14.3cm">
          <text:p text:style-name="P1">GPIO functio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1cm" svg:height="2.6cm" svg:x="15.6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6.446cm" svg:height="1.429cm" svg:x="9.2cm" svg:y="7.5cm">
          <text:p text:style-name="P1">GPIO interfa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446cm" svg:height="1.429cm" svg:x="19.054cm" svg:y="2.971cm">
          <text:p text:style-name="P1">LCD interfa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5.1cm" svg:height="2.2cm" svg:x="14.3cm" svg:y="2.6cm">
          <text:p/>
          <draw:enhanced-geometry svg:viewBox="0 0 21600 21600" draw:text-areas="0 ?f0 ?f5 ?f2" draw:type="right-arrow" draw:modifiers="14308.2532836699 6349.477510222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6.446cm" svg:height="1.429cm" svg:x="19.1cm" svg:y="6.571cm">
          <text:p text:style-name="P1">LCD function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2.1cm" svg:height="2.6cm" svg:x="21.2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2.1cm" svg:height="6.801cm" draw:transform="rotate (0.608945376020822) translate (11.715cm 9.6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" draw:layer="layout" svg:width="4.147cm" svg:height="1.9cm" draw:transform="rotate (0.243473430653209) translate (15.084cm 7.42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wamu Okabe</meta:initial-creator>
    <meta:creation-date>2014-10-19T10:42:25.684191137</meta:creation-date>
    <dc:date>2014-10-19T11:09:02.724477274</dc:date>
    <dc:creator>Kiwamu Okabe</dc:creator>
    <meta:editing-duration>PT26M15S</meta:editing-duration>
    <meta:editing-cycles>49</meta:editing-cycles>
    <meta:generator>LibreOffice/4.3.3.1.0$Linux_X86_64 LibreOffice_project/430m0$Build-1</meta:generator>
    <meta:document-statistic meta:object-count="24"/>
  </office:meta>
</office:document-meta>
</file>